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452cm"/>
    </style:style>
    <style:style style:name="Table1.B" style:family="table-column">
      <style:table-column-properties style:column-width="14.54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padding-left="0cm" fo:padding-right="0.238cm" fo:padding-top="0cm" fo:padding-bottom="0.132cm" fo:border-left="none" fo:border-right="0.05pt solid #000000" fo:border-top="none" fo:border-bottom="0.05pt solid #000000"/>
    </style:style>
    <style:style style:name="Table1.B2" style:family="table-cell">
      <style:table-cell-properties style:vertical-align="middle" fo:padding-left="0cm" fo:padding-right="0cm" fo:padding-top="0cm" fo:padding-bottom="0.132cm" fo:border-left="none" fo:border-right="none" fo:border-top="none" fo:border-bottom="0.05pt solid #000000"/>
    </style:style>
    <style:style style:name="Table1.A7" style:family="table-cell">
      <style:table-cell-properties style:vertical-align="middle" fo:padding-left="0cm" fo:padding-right="0.238cm" fo:padding-top="0cm" fo:padding-bottom="0cm" fo:border-left="none" fo:border-right="0.05pt solid #000000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fo:color="#000000" loext:opacity="100%"/>
    </style:style>
    <style:style style:name="P2" style:family="paragraph" style:parent-style-name="Horizontal_20_Line">
      <style:text-properties fo:color="#000000" loext:opacity="100%"/>
    </style:style>
    <style:style style:name="P3" style:family="paragraph" style:parent-style-name="Heading_20_3">
      <style:paragraph-properties fo:margin-left="0cm" fo:margin-right="0cm" fo:line-height="140%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line-height="140%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line-height="140%" fo:text-indent="0cm" style:auto-text-indent="false"/>
    </style:style>
    <style:style style:name="P7" style:family="paragraph" style:parent-style-name="Heading_20_3">
      <style:paragraph-properties fo:margin-left="0cm" fo:margin-right="0cm" fo:text-indent="0cm" style:auto-text-indent="false"/>
      <style:text-properties fo:color="#000000" loext:opacity="100%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line-height="140%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color="#000000" loext:opacity="100%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.159cm" fo:margin-bottom="0cm" style:contextual-spacing="false" fo:line-height="140%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line-height="140%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line-height="140%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line-height="140%" fo:text-indent="0cm" style:auto-text-indent="false" fo:padding="0cm" fo:border="non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/>
    </style:style>
    <style:style style:name="P21" style:family="paragraph" style:parent-style-name="Text_20_body" style:list-style-name="L7">
      <style:paragraph-properties fo:margin-left="0cm" fo:margin-right="0cm" fo:line-height="140%" fo:text-indent="0cm" style:auto-text-indent="false" fo:padding="0cm" fo:border="none"/>
    </style:style>
    <style:style style:name="P22" style:family="paragraph" style:parent-style-name="Text_20_body" style:list-style-name="L8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3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color="#000000" loext:opacity="100%"/>
    </style:style>
    <style:style style:name="P24" style:family="paragraph" style:parent-style-name="Table_20_Heading">
      <style:paragraph-properties fo:margin-left="0cm" fo:margin-right="0cm" fo:line-height="142%" fo:text-align="left" style:justify-single-word="false" fo:text-indent="0cm" style:auto-text-indent="false"/>
      <style:text-properties fo:color="#000000" loext:opacity="100%" fo:font-size="10.5pt"/>
    </style:style>
    <style:style style:name="P25" style:family="paragraph" style:parent-style-name="Table_20_Contents">
      <style:paragraph-properties fo:margin-left="0cm" fo:margin-right="0cm" fo:text-align="left" style:justify-single-word="false" fo:orphans="6" fo:text-indent="0cm" style:auto-text-indent="false"/>
      <style:text-properties fo:color="#000000" loext:opacity="100%"/>
    </style:style>
    <style:style style:name="P26" style:family="paragraph" style:parent-style-name="Table_20_Contents">
      <style:paragraph-properties fo:margin-left="0cm" fo:margin-right="0cm" fo:line-height="140%" fo:text-align="left" style:justify-single-word="false" fo:orphans="6" fo:text-indent="0cm" style:auto-text-indent="false"/>
    </style:style>
    <style:style style:name="P27" style:family="paragraph" style:parent-style-name="Standard"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family="'Droid Sans Mono', monospace, monospace" loext:padding="0cm" loext:border="non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">
        <style:list-level-properties text:space-before="0.75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aixo está o que você precisa fazer, em ordem lógica.</text:p>
      <text:p text:style-name="P2"/>
      <text:h text:style-name="P3" text:outline-level="3"><text:span text:style-name="T1">1. Identificador de sessão no token (</text:span><text:span text:style-name="Source_20_Text"><text:span text:style-name="T2">jti</text:span></text:span><text:span text:style-name="T1">)</text:span></text:h>
      <text:list text:style-name="L1">
        <text:list-item>
          <text:p text:style-name="P4"><text:span text:style-name="T1">No login, gere um UUID por sessão (ex.: </text:span><text:span text:style-name="Source_20_Text"><text:span text:style-name="T2">jti</text:span></text:span><text:span text:style-name="T1"> no payload do JWT).</text:span></text:p>
        </text:list-item>
        <text:list-item>
          <text:p text:style-name="P4"><text:span text:style-name="T1">Coloque esse </text:span><text:span text:style-name="Source_20_Text"><text:span text:style-name="T2">jti</text:span></text:span><text:span text:style-name="T1"> dentro do JWT (claim padrão </text:span><text:span text:style-name="Source_20_Text"><text:span text:style-name="T2">jti</text:span></text:span><text:span text:style-name="T1"> ou campo seu).</text:span></text:p>
        </text:list-item>
        <text:list-item>
          <text:p text:style-name="P5"><text:span text:style-name="T1">Assim, em qualquer request (HTTP ou handshake WebSocket) o servidor sabe qual chave no Redis apagar no logout — sem apagar “todas as chaves do usuário”, só </text:span><text:span text:style-name="Source_20_Text"><text:span text:style-name="T2">session:{jti}</text:span></text:span><text:span text:style-name="T1"> (ou o nome que escolher).</text:span></text:p>
        </text:list-item>
      </text:list>
      <text:p text:style-name="P6"><text:span text:style-name="T1">Sem </text:span><text:span text:style-name="Source_20_Text"><text:span text:style-name="T2">jti</text:span></text:span><text:span text:style-name="T1"> (ou equivalente), com só </text:span><text:span text:style-name="Source_20_Text"><text:span text:style-name="T2">userId</text:span></text:span><text:span text:style-name="T1"> no token você não distingue aba A de aba B nem curl de navegador, a menos que use outro id de aba além do JWT.</text:span></text:p>
      <text:p text:style-name="P2"/>
      <text:h text:style-name="P7" text:outline-level="3">2. Redis: o que gravar na emissão do token</text:h>
      <text:p text:style-name="P1">Exemplo de modelo:</text:p>
      <text:list text:style-name="L2">
        <text:list-item>
          <text:p text:style-name="P8"><text:span text:style-name="Source_20_Text"><text:span text:style-name="T2">SET session:{jti} &lt;userId ou json mínimo&gt; EX 1200</text:span></text:span><text:span text:style-name="T1"> (1200 s = 20 min, alinhado ao JWT).</text:span></text:p>
        </text:list-item>
        <text:list-item>
          <text:p text:style-name="P9"><text:span text:style-name="T1">Opcional: manter um contador </text:span><text:span text:style-name="Source_20_Text"><text:span text:style-name="T2">INCR active_sessions</text:span></text:span><text:span text:style-name="T1"> ou não usar contador e contar de outra forma (ver ponto 5).</text:span></text:p>
        </text:list-item>
      </text:list>
      <text:p text:style-name="P1">No login bem-sucedido: criar a chave acima no mesmo fluxo em que emite o cookie/JWT.</text:p>
      <text:p text:style-name="P2"/>
      <text:h text:style-name="P3" text:outline-level="3"><text:span text:style-name="T1">3. </text:span><text:span text:style-name="Source_20_Text"><text:span text:style-name="T2">POST /logout</text:span></text:span></text:h>
      <text:list text:style-name="L3">
        <text:list-item>
          <text:p text:style-name="P10">Ler o JWT do cookie (como hoje).</text:p>
        </text:list-item>
        <text:list-item>
          <text:p text:style-name="P11"><text:span text:style-name="T1">Validar/decodificar para obter o </text:span><text:span text:style-name="Source_20_Text"><text:span text:style-name="T2">jti</text:span></text:span><text:span text:style-name="T1">.</text:span></text:p>
        </text:list-item>
        <text:list-item>
          <text:p text:style-name="P11"><text:span text:style-name="Source_20_Text"><text:span text:style-name="T2">DEL session:{jti}</text:span></text:span><text:span text:style-name="T1"> (uma chave).</text:span></text:p>
        </text:list-item>
        <text:list-item>
          <text:p text:style-name="P11"><text:span text:style-name="T1">Se usar contador: </text:span><text:span text:style-name="Source_20_Text"><text:span text:style-name="T2">DECR active_sessions</text:span></text:span><text:span text:style-name="T1"> (cuidado com drift; ver ponto 5).</text:span></text:p>
        </text:list-item>
        <text:list-item>
          <text:p text:style-name="P12">Limpar o cookie como já faz.</text:p>
        </text:list-item>
      </text:list>
      <text:p text:style-name="P2"/>
      <text:h text:style-name="P7" text:outline-level="3">4. Fechar aba / “Sair” na UI</text:h>
      <text:list text:style-name="L4">
        <text:list-item>
          <text:p text:style-name="P13"><text:span text:style-name="T1">Fechar aba: o navegador não chama </text:span><text:span text:style-name="Source_20_Text"><text:span text:style-name="T2">POST /logout</text:span></text:span><text:span text:style-name="T1"> sozinho. Opções:</text:span></text:p>
        </text:list-item>
        <text:list-item>
          <text:p text:style-name="P14"><text:span text:style-name="T1">WebSocket da app: no </text:span><text:span text:style-name="Source_20_Text"><text:span text:style-name="T2">disconnect</text:span></text:span><text:span text:style-name="T1">, no backend fazer o mesmo que no logout para aquele socket (você associa </text:span><text:span text:style-name="Source_20_Text"><text:span text:style-name="T2">socket.id</text:span></text:span><text:span text:style-name="T1"> → </text:span><text:span text:style-name="Source_20_Text"><text:span text:style-name="T2">jti</text:span></text:span><text:span text:style-name="T1"> no </text:span><text:span text:style-name="Source_20_Text"><text:span text:style-name="T2">connect</text:span></text:span><text:span text:style-name="T1">) → </text:span><text:span text:style-name="Source_20_Text"><text:span text:style-name="T2">DEL session:{jti}</text:span></text:span><text:span text:style-name="T1"> + DECR se aplicável.</text:span></text:p>
        </text:list-item>
        <text:list-item>
          <text:p text:style-name="P14"><text:soft-page-break/><text:span text:style-name="T1">Ou </text:span><text:span text:style-name="Source_20_Text"><text:span text:style-name="T2">sendBeacon</text:span></text:span><text:span text:style-name="T1"> / </text:span><text:span text:style-name="Source_20_Text"><text:span text:style-name="T2">fetch</text:span></text:span><text:span text:style-name="T1"> com </text:span><text:span text:style-name="Source_20_Text"><text:span text:style-name="T2">keepalive</text:span></text:span><text:span text:style-name="T1"> no </text:span><text:span text:style-name="Source_20_Text"><text:span text:style-name="T2">beforeunload</text:span></text:span><text:span text:style-name="T1"> chamando um endpoint </text:span><text:span text:style-name="Source_20_Text"><text:span text:style-name="T2">POST /session/end</text:span></text:span><text:span text:style-name="T1"> com o </text:span><text:span text:style-name="Source_20_Text"><text:span text:style-name="T2">jti</text:span></text:span><text:span text:style-name="T1"> (menos confiável que WS, mas existe).</text:span></text:p>
        </text:list-item>
        <text:list-item>
          <text:p text:style-name="P15"><text:span text:style-name="T1">Botão Sair: chamar o mesmo </text:span><text:span text:style-name="Source_20_Text"><text:span text:style-name="T2">POST /logout</text:span></text:span><text:span text:style-name="T1"> (ou endpoint que só encerra sessão Redis + limpa cookie).</text:span></text:p>
        </text:list-item>
      </text:list>
      <text:p text:style-name="P1">“Sair” e logout podem ser o mesmo fluxo no servidor.</text:p>
      <text:p text:style-name="P2"/>
      <text:h text:style-name="P7" text:outline-level="3">5. Contador “quantos tokens ativos” e TTL</text:h>
      <text:p text:style-name="P1">Duas abordagens:</text:p>
      <text:p text:style-name="P6"><text:span text:style-name="T1">A) Só chaves com TTL (</text:span><text:span text:style-name="Source_20_Text"><text:span text:style-name="T2">SETEX session:{jti}</text:span></text:span><text:span text:style-name="T1">)</text:span></text:p>
      <text:list text:style-name="L5">
        <text:list-item>
          <text:p text:style-name="P16"><text:span text:style-name="T1">“Quantos ativos” = contar chaves </text:span><text:span text:style-name="Source_20_Text"><text:span text:style-name="T2">session:*</text:span></text:span><text:span text:style-name="T1"> → na prática </text:span><text:span text:style-name="Source_20_Text"><text:span text:style-name="T2">SCAN</text:span></text:span><text:span text:style-name="T1"> (custo cresce com o número de chaves) ou manter </text:span><text:span text:style-name="Source_20_Text"><text:span text:style-name="T2">INCR</text:span></text:span><text:span text:style-name="T1">/</text:span><text:span text:style-name="Source_20_Text"><text:span text:style-name="T2">DECR</text:span></text:span><text:span text:style-name="T1"> sempre que criar/apagar sessão.</text:span></text:p>
        </text:list-item>
      </text:list>
      <text:p text:style-name="P6"><text:span text:style-name="T1">B) </text:span><text:span text:style-name="Source_20_Text"><text:span text:style-name="T2">INCR</text:span></text:span><text:span text:style-name="T1"> no login, </text:span><text:span text:style-name="Source_20_Text"><text:span text:style-name="T2">DECR</text:span></text:span><text:span text:style-name="T1"> no logout/</text:span><text:span text:style-name="Source_20_Text"><text:span text:style-name="T2">disconnect</text:span></text:span></text:p>
      <text:list text:style-name="L6">
        <text:list-item>
          <text:p text:style-name="P17"><text:span text:style-name="T1">Quando a chave expira sozinha (fechou aba sem evento, curl parou), o Redis apaga a string, mas não chama </text:span><text:span text:style-name="Source_20_Text"><text:span text:style-name="T2">DECR</text:span></text:span><text:span text:style-name="T1"> sozinho.</text:span></text:p>
        </text:list-item>
        <text:list-item>
          <text:p text:style-name="P18"><text:span text:style-name="T1">Solução: </text:span><text:a xlink:type="simple" xlink:href="https://redis.io/docs/manual/keyspace-notifications/" office:target-frame-name="_blank" xlink:show="new" text:style-name="Internet_20_link" text:visited-style-name="Visited_20_Internet_20_Link"><text:span text:style-name="T3">keyspace notifications</text:span></text:a><text:span text:style-name="T1"> </text:span><text:span text:style-name="Source_20_Text"><text:span text:style-name="T2">expired</text:span></text:span><text:span text:style-name="T1"> no padrão </text:span><text:span text:style-name="Source_20_Text"><text:span text:style-name="T2">session:*</text:span></text:span><text:span text:style-name="T1">, e um listener no Node que faz </text:span><text:span text:style-name="Source_20_Text"><text:span text:style-name="T2">DECR</text:span></text:span><text:span text:style-name="T1"> (e valida que a chave era mesmo </text:span><text:span text:style-name="Source_20_Text"><text:span text:style-name="T2">session:</text:span></text:span><text:span text:style-name="T1">).</text:span></text:p>
        </text:list-item>
      </text:list>
      <text:p text:style-name="P1">Sem isso, o contador diverge do número real de chaves.</text:p>
      <text:p text:style-name="P6"><text:span text:style-name="T1">Alternativa sem contador: usar sorted set (</text:span><text:span text:style-name="Source_20_Text"><text:span text:style-name="T2">ZSET</text:span></text:span><text:span text:style-name="T1">) com score = timestamp de expiração, membro = </text:span><text:span text:style-name="Source_20_Text"><text:span text:style-name="T2">jti</text:span></text:span><text:span text:style-name="T1">; em cada leitura de métricas, </text:span><text:span text:style-name="Source_20_Text"><text:span text:style-name="T2">ZREMRANGEBYSCORE</text:span></text:span><text:span text:style-name="T1"> o que já passou e </text:span><text:span text:style-name="Source_20_Text"><text:span text:style-name="T2">ZCARD</text:span></text:span><text:span text:style-name="T1"> — o “total ativo” fica consistente sem ouvir </text:span><text:span text:style-name="Source_20_Text"><text:span text:style-name="T2">expired</text:span></text:span><text:span text:style-name="T1"> (trade-off: lógica um pouco maior, sem </text:span><text:span text:style-name="Source_20_Text"><text:span text:style-name="T2">DECR</text:span></text:span><text:span text:style-name="T1"> frágil).</text:span></text:p>
      <text:p text:style-name="P2"/>
      <text:h text:style-name="P7" text:outline-level="3">6. Curl</text:h>
      <text:list text:style-name="L7">
        <text:list-item>
          <text:p text:style-name="P19"><text:span text:style-name="T1">Cada login gera um novo </text:span><text:span text:style-name="Source_20_Text"><text:span text:style-name="T2">jti</text:span></text:span><text:span text:style-name="T1"> e uma nova chave </text:span><text:span text:style-name="Source_20_Text"><text:span text:style-name="T2">session:{jti}</text:span></text:span><text:span text:style-name="T1"> com EX 20 min.</text:span></text:p>
        </text:list-item>
        <text:list-item>
          <text:p text:style-name="P20">Enquanto o usuário reenviar o mesmo cookie/JWT e você não renovar a chave, ela expira aos 20 min mesmo com JWT ainda válido nos últimos segundos — alinhado ao que você descreveu (“quando o TTL expirar”).</text:p>
        </text:list-item>
        <text:list-item>
          <text:p text:style-name="P21"><text:span text:style-name="T1">Se quiser que cada request curl “renove” os 20 min da presença no Redis (ainda com um único </text:span><text:span text:style-name="Source_20_Text"><text:span text:style-name="T2">jti</text:span></text:span><text:span text:style-name="T1">), faça </text:span><text:span text:style-name="Source_20_Text"><text:span text:style-name="T2">EXPIRE session:{jti} 1200</text:span></text:span><text:span text:style-name="T1"> (ou </text:span><text:span text:style-name="Source_20_Text"><text:span text:style-name="T2">SET</text:span></text:span><text:span text:style-name="T1"> de novo com </text:span><text:span text:style-name="Source_20_Text"><text:span text:style-name="T2">EX</text:span></text:span><text:span text:style-name="T1">) em um middleware só em rotas autenticadas — isso é renovação de presença, independente do </text:span><text:span text:style-name="Source_20_Text"><text:span text:style-name="T2">exp</text:span></text:span><text:span text:style-name="T1"> do JWT (aí as regras de JWT e de Redis podem divergir de propósito).</text:span></text:p>
        </text:list-item>
      </text:list>
      <text:p text:style-name="P2"/>
      <text:h text:style-name="P7" text:outline-level="3"><text:soft-page-break/>7. Métricas no painel</text:h>
      <text:list text:style-name="L8">
        <text:list-item>
          <text:p text:style-name="P22"><text:span text:style-name="T1">No </text:span><text:span text:style-name="Source_20_Text"><text:span text:style-name="T2">sample()</text:span></text:span><text:span text:style-name="T1"> (ou onde montar o payload), ler do Redis: contador mantido com cuidado, ou </text:span><text:span text:style-name="Source_20_Text"><text:span text:style-name="T2">ZCARD</text:span></text:span><text:span text:style-name="T1">, ou </text:span><text:span text:style-name="Source_20_Text"><text:span text:style-name="T2">SCAN</text:span></text:span><text:span text:style-name="T1"> (evite em escala grande).</text:span></text:p>
        </text:list-item>
        <text:list-item>
          <text:p text:style-name="P23">O fluxo WebSocket continua só empurrando esse número; quem mantém a verdade é o Redis + os eventos (login, logout, disconnect, expiração).</text:p>
        </text:list-item>
      </text:list>
      <text:p text:style-name="P2"/>
      <text:h text:style-name="P7" text:outline-level="3">Resumo do que você vai precisar fazer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Item</text:p>
            </table:table-cell>
            <table:table-cell table:style-name="Table1.A1" office:value-type="string">
              <text:p text:style-name="P24">Ação</text:p>
            </table:table-cell>
          </table:table-row>
        </table:table-header-rows>
        <table:table-row>
          <table:table-cell table:style-name="Table1.A2" office:value-type="string">
            <text:p text:style-name="P25">Modelo de sessão</text:p>
          </table:table-cell>
          <table:table-cell table:style-name="Table1.B2" office:value-type="string">
            <text:p text:style-name="P26"><text:span text:style-name="Source_20_Text"><text:span text:style-name="T2">jti</text:span></text:span><text:span text:style-name="T1"> por login dentro do JWT + chave Redis </text:span><text:span text:style-name="Source_20_Text"><text:span text:style-name="T2">session:{jti}</text:span></text:span><text:span text:style-name="T1"> com TTL 20 min.</text:span></text:p>
          </table:table-cell>
        </table:table-row>
        <table:table-row>
          <table:table-cell table:style-name="Table1.A2" office:value-type="string">
            <text:p text:style-name="P25">Login</text:p>
          </table:table-cell>
          <table:table-cell table:style-name="Table1.B2" office:value-type="string">
            <text:p text:style-name="P26"><text:span text:style-name="T1">Emitir JWT com </text:span><text:span text:style-name="Source_20_Text"><text:span text:style-name="T2">jti</text:span></text:span><text:span text:style-name="T1"> + </text:span><text:span text:style-name="Source_20_Text"><text:span text:style-name="T2">SETEX</text:span></text:span><text:span text:style-name="T1"> no Redis.</text:span></text:p>
          </table:table-cell>
        </table:table-row>
        <table:table-row>
          <table:table-cell table:style-name="Table1.A2" office:value-type="string">
            <text:p text:style-name="P25">Logout</text:p>
          </table:table-cell>
          <table:table-cell table:style-name="Table1.B2" office:value-type="string">
            <text:p text:style-name="P26"><text:span text:style-name="Source_20_Text"><text:span text:style-name="T2">DEL session:{jti}</text:span></text:span><text:span text:style-name="T1"> (+ ajuste de contador ou ZSET).</text:span></text:p>
          </table:table-cell>
        </table:table-row>
        <table:table-row>
          <table:table-cell table:style-name="Table1.A2" office:value-type="string">
            <text:p text:style-name="P25">Fechar aba</text:p>
          </table:table-cell>
          <table:table-cell table:style-name="Table1.B2" office:value-type="string">
            <text:p text:style-name="P26"><text:span text:style-name="T1">WebSocket </text:span><text:span text:style-name="Source_20_Text"><text:span text:style-name="T2">disconnect</text:span></text:span><text:span text:style-name="T1"> (recomendado) ou beacon com </text:span><text:span text:style-name="Source_20_Text"><text:span text:style-name="T2">jti</text:span></text:span><text:span text:style-name="T1">.</text:span></text:p>
          </table:table-cell>
        </table:table-row>
        <table:table-row>
          <table:table-cell table:style-name="Table1.A2" office:value-type="string">
            <text:p text:style-name="P25">TTL Redis</text:p>
          </table:table-cell>
          <table:table-cell table:style-name="Table1.B2" office:value-type="string">
            <text:p text:style-name="P26"><text:span text:style-name="T1">Expira sozinho; se usar contador, notificação </text:span><text:span text:style-name="Source_20_Text"><text:span text:style-name="T2">expired</text:span></text:span><text:span text:style-name="T1"> ou não use contador (ZSET + prune).</text:span></text:p>
          </table:table-cell>
        </table:table-row>
        <table:table-row>
          <table:table-cell table:style-name="Table1.A7" office:value-type="string">
            <text:p text:style-name="P25">Curl</text:p>
          </table:table-cell>
          <table:table-cell table:style-name="Table1.A1" office:value-type="string">
            <text:p text:style-name="P26"><text:span text:style-name="T1">Mesmo </text:span><text:span text:style-name="Source_20_Text"><text:span text:style-name="T2">jti</text:span></text:span><text:span text:style-name="T1"> no cookie até expirar JWT; presença some quando a chave Redis expirar (e você tratar contador se houver).</text:span></text:p>
          </table:table-cell>
        </table:table-row>
      </table:table>
      <text:p text:style-name="P6"><text:span text:style-name="T1">Isso não “persiste tokens” no sentido de guardar o segredo JWT no Redis: você persiste um registro por sessão (</text:span><text:span text:style-name="Source_20_Text"><text:span text:style-name="T2">jti</text:span></text:span><text:span text:style-name="T1">) com TTL alinhado ao uso que você quer medir.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4T01:51:14.622697121</meta:creation-date>
    <dc:date>2026-04-14T01:52:18.249357414</dc:date>
    <meta:editing-duration>PT1M9S</meta:editing-duration>
    <meta:editing-cycles>2</meta:editing-cycles>
    <meta:generator>LibreOffice/26.2.1.2$Linux_X86_64 LibreOffice_project/8399f6259d8c87f40e7255cdb3c9b958f5e08948</meta:generator>
    <meta:document-statistic meta:table-count="1" meta:image-count="0" meta:object-count="0" meta:page-count="3" meta:paragraph-count="55" meta:word-count="743" meta:character-count="4119" meta:non-whitespace-character-count="3449"/>
  </office:meta>
</office:document-meta>
</file>